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Times New Roman1"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text-properties officeooo:paragraph-rsid="000d6470"/>
    </style:style>
    <style:style style:name="P2" style:family="paragraph" style:parent-style-name="Text_20_body">
      <style:paragraph-properties fo:margin-top="0cm" fo:margin-bottom="0cm" loext:contextual-spacing="false" fo:text-align="justify" style:justify-single-word="false"/>
      <style:text-properties fo:font-variant="normal" fo:text-transform="none" style:font-name="Times New Roman1" fo:font-size="12pt" fo:language="pt" fo:country="BR" fo:font-style="normal" fo:font-weight="normal" officeooo:rsid="001d6a87" officeooo:paragraph-rsid="000d6470" style:font-size-asian="12pt" style:font-size-complex="12pt"/>
    </style:style>
    <style:style style:name="P3" style:family="paragraph" style:parent-style-name="Text_20_body">
      <style:paragraph-properties fo:margin-top="0cm" fo:margin-bottom="0cm" loext:contextual-spacing="false" fo:line-height="100%" fo:text-align="justify" style:justify-single-word="false"/>
      <style:text-properties fo:font-variant="normal" fo:text-transform="none" fo:font-size="13pt" fo:font-style="normal" fo:font-weight="normal" officeooo:paragraph-rsid="000d6470" style:font-size-asian="13pt" style:font-size-complex="13pt"/>
    </style:style>
    <style:style style:name="P4" style:family="paragraph" style:parent-style-name="Text_20_body">
      <style:paragraph-properties fo:margin-top="0cm" fo:margin-bottom="0cm" loext:contextual-spacing="false" fo:line-height="100%" fo:text-align="justify" style:justify-single-word="false"/>
      <style:text-properties fo:font-variant="normal" fo:text-transform="none" fo:font-size="13pt" fo:font-style="normal" fo:font-weight="normal" officeooo:rsid="006ae131" officeooo:paragraph-rsid="000d6470" style:font-size-asian="13pt" style:font-size-complex="13pt"/>
    </style:style>
    <style:style style:name="P5" style:family="paragraph" style:parent-style-name="Text_20_body">
      <style:paragraph-properties fo:margin-top="0cm" fo:margin-bottom="0cm" loext:contextual-spacing="false" fo:text-align="justify" style:justify-single-word="false"/>
      <style:text-properties fo:font-variant="normal" fo:text-transform="none" fo:font-size="13pt" fo:font-style="normal" fo:font-weight="normal" officeooo:paragraph-rsid="000d6470" style:font-size-asian="13pt" style:font-size-complex="13pt"/>
    </style:style>
    <style:style style:name="P6" style:family="paragraph" style:parent-style-name="Text_20_body">
      <style:text-properties fo:font-size="13pt" officeooo:paragraph-rsid="000d6470" style:font-size-asian="13pt" style:font-size-complex="13pt"/>
    </style:style>
    <style:style style:name="P7" style:family="paragraph" style:parent-style-name="Text_20_body">
      <loext:graphic-properties draw:fill="none"/>
      <style:paragraph-properties fo:margin-left="0cm" fo:margin-right="0cm" fo:margin-top="0cm" fo:margin-bottom="0cm" loext:contextual-spacing="false" fo:text-align="justify" style:justify-single-word="false" fo:text-indent="1.249cm" style:auto-text-indent="false" fo:background-color="transparent"/>
      <style:text-properties fo:font-variant="normal" fo:text-transform="none" style:font-name="Times New Roman1" fo:font-size="12pt" fo:language="pt" fo:country="BR" fo:font-style="normal" fo:font-weight="normal" officeooo:rsid="001d6a87" officeooo:paragraph-rsid="000d6470" style:font-size-asian="12pt" style:font-size-complex="12pt"/>
    </style:style>
    <style:style style:name="P8"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variant="normal" fo:text-transform="none" fo:font-size="13pt" fo:font-style="normal" fo:font-weight="normal" officeooo:rsid="005ca163" officeooo:paragraph-rsid="000d6470" style:font-size-asian="13pt" style:font-size-complex="13pt"/>
    </style:style>
    <style:style style:name="P9" style:family="paragraph" style:parent-style-name="Text_20_body">
      <loext:graphic-properties draw:fill="none" draw:fill-color="#ffffff"/>
      <style:paragraph-properties fo:margin-left="0cm" fo:margin-right="0cm" fo:margin-top="0cm" fo:margin-bottom="0cm" loext:contextual-spacing="false" fo:text-align="justify" style:justify-single-word="false" fo:text-indent="1.249cm" style:auto-text-indent="false" fo:background-color="transparent"/>
      <style:text-properties fo:font-variant="normal" fo:text-transform="none" fo:font-size="13pt" fo:font-style="normal" fo:font-weight="normal" officeooo:paragraph-rsid="000d6470" style:font-size-asian="13pt" style:font-size-complex="13pt"/>
    </style:style>
    <style:style style:name="P10" style:family="paragraph" style:parent-style-name="Text_20_body" style:master-page-name="">
      <style:paragraph-properties fo:margin-left="0cm" fo:margin-right="0cm" fo:margin-top="0cm" fo:margin-bottom="0cm" loext:contextual-spacing="false" fo:text-align="justify" style:justify-single-word="false" fo:text-indent="1.249cm" style:auto-text-indent="false" style:page-number="auto" fo:break-before="auto" fo:break-after="auto"/>
      <style:text-properties fo:font-variant="normal" fo:text-transform="none" fo:font-size="13pt" fo:font-style="normal" fo:font-weight="normal" officeooo:rsid="005ca163" officeooo:paragraph-rsid="000d6470" style:font-size-asian="13pt" style:font-size-complex="13pt"/>
    </style:style>
    <style:style style:name="P11" style:family="paragraph" style:parent-style-name="Text_20_body">
      <style:paragraph-properties fo:margin-top="0cm" fo:margin-bottom="0.499cm" loext:contextual-spacing="false" fo:line-height="100%" fo:text-align="justify" style:justify-single-word="false"/>
      <style:text-properties fo:font-variant="normal" fo:text-transform="none" fo:font-size="13pt" fo:font-style="normal" fo:font-weight="normal" officeooo:paragraph-rsid="000d6470" style:font-size-asian="13pt" style:font-size-complex="13pt"/>
    </style:style>
    <style:style style:name="P12" style:family="paragraph" style:parent-style-name="Text_20_body">
      <style:paragraph-properties fo:margin-left="2.54cm" fo:margin-right="0cm" fo:text-align="justify" style:justify-single-word="false" fo:text-indent="0cm" style:auto-text-indent="false"/>
      <style:text-properties officeooo:paragraph-rsid="000d6470"/>
    </style:style>
    <style:style style:name="P13" style:family="paragraph" style:parent-style-name="Text_20_body">
      <loext:graphic-properties draw:fill="none" draw:fill-color="#ffffff"/>
      <style:paragraph-properties fo:margin-left="2.499cm" fo:margin-right="0cm" fo:margin-top="0cm" fo:margin-bottom="0cm" loext:contextual-spacing="false" fo:line-height="115%" fo:text-align="justify" style:justify-single-word="false" fo:text-indent="0cm" style:auto-text-indent="false" fo:background-color="transparent"/>
      <style:text-properties fo:font-variant="normal" fo:text-transform="none" fo:font-size="13pt" fo:font-style="normal" fo:font-weight="normal" officeooo:paragraph-rsid="000d6470" style:font-size-asian="13pt" style:font-size-complex="13pt"/>
    </style:style>
    <style:style style:name="P14" style:family="paragraph" style:parent-style-name="Text_20_body">
      <loext:graphic-properties draw:fill="none" draw:fill-color="#ffffff"/>
      <style:paragraph-properties fo:margin-left="2.499cm" fo:margin-right="0cm" fo:margin-top="0cm" fo:margin-bottom="0cm" loext:contextual-spacing="false" fo:line-height="115%" fo:text-align="justify" style:justify-single-word="false" fo:text-indent="0cm" style:auto-text-indent="false" fo:background-color="transparent"/>
      <style:text-properties fo:font-variant="normal" fo:text-transform="none" fo:font-size="11pt" fo:font-style="normal" fo:font-weight="normal" officeooo:rsid="005ca163" officeooo:paragraph-rsid="000d6470" style:font-size-asian="11pt" style:font-size-complex="11pt"/>
    </style:style>
    <style:style style:name="P15" style:family="paragraph" style:parent-style-name="Text_20_body">
      <loext:graphic-properties draw:fill="none" draw:fill-color="#ffffff"/>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font-size="12pt" fo:font-style="normal" fo:font-weight="normal" officeooo:paragraph-rsid="000d6470"/>
    </style:style>
    <style:style style:name="P16" style:family="paragraph" style:parent-style-name="Quotations">
      <loext:graphic-properties draw:fill="none" draw:fill-color="#ffffff"/>
      <style:paragraph-properties fo:margin-left="0.101cm" fo:margin-right="0cm" fo:margin-top="0cm" fo:margin-bottom="0.499cm" loext:contextual-spacing="false" fo:text-align="justify" style:justify-single-word="false" fo:text-indent="0cm" style:auto-text-indent="false" fo:background-color="transparent"/>
      <style:text-properties officeooo:paragraph-rsid="000d6470"/>
    </style:style>
    <style:style style:name="P17" style:family="paragraph" style:parent-style-name="Quotations">
      <loext:graphic-properties draw:fill="none" draw:fill-color="#ffffff"/>
      <style:paragraph-properties fo:margin-left="0.101cm" fo:margin-right="0cm" fo:margin-top="0cm" fo:margin-bottom="0.499cm" loext:contextual-spacing="false" fo:text-align="justify" style:justify-single-word="false" fo:text-indent="0cm" style:auto-text-indent="false" fo:background-color="transparent"/>
      <style:text-properties fo:font-variant="normal" fo:text-transform="none" fo:font-size="13pt" fo:font-style="normal" fo:font-weight="normal" officeooo:rsid="0069f49b" officeooo:paragraph-rsid="000d6470" style:font-size-asian="13pt" style:font-size-complex="13pt"/>
    </style:style>
    <style:style style:name="P18" style:family="paragraph" style:parent-style-name="Quotations">
      <loext:graphic-properties draw:fill="none" draw:fill-color="#ffffff"/>
      <style:paragraph-properties fo:margin-left="0.101cm" fo:margin-right="0cm" fo:margin-top="0cm" fo:margin-bottom="0.499cm" loext:contextual-spacing="false" fo:text-align="justify" style:justify-single-word="false" fo:text-indent="0cm" style:auto-text-indent="false" fo:background-color="transparent"/>
      <style:text-properties fo:font-size="13pt" officeooo:paragraph-rsid="000d6470" style:font-size-asian="13pt" style:font-size-complex="13pt"/>
    </style:style>
    <style:style style:name="P19" style:family="paragraph" style:parent-style-name="Quotations" style:master-page-name="">
      <loext:graphic-properties draw:fill="none" draw:fill-color="#ffffff"/>
      <style:paragraph-properties fo:margin-left="0.101cm" fo:margin-right="0cm" fo:margin-top="0cm" fo:margin-bottom="0.499cm" loext:contextual-spacing="false" fo:text-align="justify" style:justify-single-word="false" fo:text-indent="0cm" style:auto-text-indent="false" style:page-number="auto" fo:background-color="transparent"/>
      <style:text-properties fo:font-variant="normal" fo:text-transform="none" fo:font-size="13pt" fo:font-style="normal" fo:font-weight="normal" officeooo:paragraph-rsid="000d6470" style:font-size-asian="13pt" style:font-size-complex="13pt"/>
    </style:style>
    <style:style style:name="T1" style:family="text">
      <style:text-properties fo:font-variant="normal" fo:text-transform="none" style:font-name="Times New Roman" fo:font-size="14pt" fo:font-style="normal" fo:font-weight="normal" style:font-size-asian="14pt" style:font-size-complex="14pt"/>
    </style:style>
    <style:style style:name="T2" style:family="text">
      <style:text-properties fo:font-variant="normal" fo:text-transform="none" style:font-name="Times New Roman" fo:font-style="normal" fo:font-weight="normal"/>
    </style:style>
    <style:style style:name="T3" style:family="text">
      <style:text-properties fo:font-variant="normal" fo:text-transform="none" style:font-name="Times New Roman" fo:font-size="13pt" fo:font-style="normal" fo:font-weight="normal" style:font-size-asian="13pt" style:font-size-complex="13pt"/>
    </style:style>
    <style:style style:name="T4" style:family="text">
      <style:text-properties fo:font-variant="normal" fo:text-transform="none" style:font-name="Times New Roman1" fo:font-size="14pt" fo:language="pt" fo:country="BR" fo:font-style="normal" fo:font-weight="normal" officeooo:rsid="001d6a87" style:font-size-asian="14pt" style:font-size-complex="14pt"/>
    </style:style>
    <style:style style:name="T5" style:family="text">
      <style:text-properties fo:font-variant="normal" fo:text-transform="none" style:font-name="Times New Roman1" fo:language="pt" fo:country="BR" fo:font-style="normal" fo:font-weight="normal" officeooo:rsid="001d6a87"/>
    </style:style>
    <style:style style:name="T6" style:family="text">
      <style:text-properties fo:font-variant="normal" fo:text-transform="none" style:font-name="Times New Roman1" fo:font-size="13pt" fo:language="pt" fo:country="BR" fo:font-style="normal" fo:font-weight="normal" officeooo:rsid="001d6a87" style:font-size-asian="13pt" style:font-size-complex="13pt"/>
    </style:style>
    <style:style style:name="T7" style:family="text">
      <style:text-properties fo:font-variant="normal" fo:text-transform="none" fo:font-size="14pt" fo:font-style="normal" fo:font-weight="normal" style:font-size-asian="14pt" style:font-size-complex="14pt"/>
    </style:style>
    <style:style style:name="T8" style:family="text">
      <style:text-properties fo:font-variant="normal" fo:text-transform="none" fo:font-size="14pt" fo:font-style="normal" fo:font-weight="normal" officeooo:rsid="0069f49b" style:font-size-asian="14pt" style:font-size-complex="14pt"/>
    </style:style>
    <style:style style:name="T9" style:family="text">
      <style:text-properties fo:font-variant="normal" fo:text-transform="none" fo:font-size="14pt" fo:font-style="normal" fo:font-weight="bold" style:font-size-asian="14pt" style:font-weight-asian="bold" style:font-size-complex="14pt" style:font-weight-complex="bold"/>
    </style:style>
    <style:style style:name="T10" style:family="text">
      <style:text-properties fo:font-variant="normal" fo:text-transform="none" fo:font-style="normal" fo:font-weight="normal"/>
    </style:style>
    <style:style style:name="T11" style:family="text">
      <style:text-properties fo:font-variant="normal" fo:text-transform="none" fo:font-style="normal" fo:font-weight="normal" officeooo:rsid="0069f49b"/>
    </style:style>
    <style:style style:name="T12" style:family="text">
      <style:text-properties fo:font-variant="normal" fo:text-transform="none" fo:font-style="normal" fo:font-weight="normal" officeooo:rsid="006ae131"/>
    </style:style>
    <style:style style:name="T13" style:family="text">
      <style:text-properties fo:font-variant="normal" fo:text-transform="none" fo:font-style="normal" fo:font-weight="bold" style:font-weight-asian="bold" style:font-weight-complex="bold"/>
    </style:style>
    <style:style style:name="T14" style:family="text">
      <style:text-properties fo:font-variant="normal" fo:text-transform="none" fo:font-size="13pt" fo:font-style="normal" fo:font-weight="normal" style:font-size-asian="13pt" style:font-size-complex="13pt"/>
    </style:style>
    <style:style style:name="T15" style:family="text">
      <style:text-properties fo:font-variant="normal" fo:text-transform="none" fo:font-size="13pt" fo:font-style="normal" fo:font-weight="normal" officeooo:rsid="0069f49b" style:font-size-asian="13pt" style:font-size-complex="13pt"/>
    </style:style>
    <style:style style:name="T16" style:family="text">
      <style:text-properties fo:font-variant="normal" fo:text-transform="none" fo:font-size="13pt" fo:font-style="normal" fo:font-weight="bold" style:font-size-asian="13pt" style:font-weight-asian="bold" style:font-size-complex="13pt" style:font-weight-complex="bold"/>
    </style:style>
    <style:style style:name="T17" style:family="text">
      <style:text-properties fo:font-variant="normal" fo:text-transform="none" fo:font-size="11pt" fo:font-style="normal" fo:font-weight="normal" style:font-size-asian="11pt" style:font-size-complex="11pt"/>
    </style:style>
    <style:style style:name="T18" style:family="text">
      <style:text-properties fo:font-variant="normal" fo:text-transform="none" fo:font-size="11pt" fo:font-style="normal" fo:font-weight="bold" style:font-size-asian="11pt" style:font-weight-asian="bold" style:font-size-complex="11pt" style:font-weight-complex="bold"/>
    </style:style>
    <style:style style:name="T19" style:family="text">
      <style:text-properties fo:color="#ce181e" fo:font-size="14pt" fo:font-style="normal" style:text-underline-style="solid" style:text-underline-width="auto" style:text-underline-color="font-color" fo:font-weight="bold" officeooo:rsid="006ba2c3" style:font-size-asian="14pt" style:font-weight-asian="bold" style:font-size-complex="14pt" style:font-weight-complex="bold"/>
    </style:style>
    <style:style style:name="T20" style:family="text">
      <style:text-properties fo:color="#ce181e" fo:font-style="normal" style:text-underline-style="solid" style:text-underline-width="auto" style:text-underline-color="font-color" fo:font-weight="bold" officeooo:rsid="006ba2c3" style:font-weight-asian="bold" style:font-weight-complex="bold"/>
    </style:style>
    <style:style style:name="T21" style:family="text">
      <style:text-properties fo:color="#ce181e" fo:font-size="13pt" fo:font-style="normal" style:text-underline-style="solid" style:text-underline-width="auto" style:text-underline-color="font-color" fo:font-weight="bold" officeooo:rsid="006ba2c3" style:font-size-asian="13pt" style:font-weight-asian="bold" style:font-size-complex="13pt" style:font-weight-complex="bold"/>
    </style:style>
    <style:style style:name="T22" style:family="text">
      <style:text-properties fo:font-size="14pt" fo:font-style="normal" officeooo:rsid="00623ca2" style:font-size-asian="14pt" style:font-size-complex="14pt"/>
    </style:style>
    <style:style style:name="T23" style:family="text">
      <style:text-properties fo:font-size="14pt" fo:font-style="normal" officeooo:rsid="0069611a" style:font-size-asian="14pt" style:font-size-complex="14pt"/>
    </style:style>
    <style:style style:name="T24" style:family="text">
      <style:text-properties fo:font-size="14pt" fo:font-style="normal" officeooo:rsid="0060e152" fo:background-color="transparent" loext:char-shading-value="0" style:font-size-asian="14pt" style:font-size-complex="14pt"/>
    </style:style>
    <style:style style:name="T25" style:family="text">
      <style:text-properties fo:font-size="14pt" style:font-size-asian="14pt" style:font-size-complex="14pt"/>
    </style:style>
    <style:style style:name="T26" style:family="text">
      <style:text-properties fo:font-size="14pt" officeooo:rsid="0060e152" fo:background-color="transparent" loext:char-shading-value="0" style:font-size-asian="14pt" style:font-size-complex="14pt"/>
    </style:style>
    <style:style style:name="T27" style:family="text">
      <style:text-properties fo:font-size="14pt" officeooo:rsid="00686daf" fo:background-color="transparent" loext:char-shading-value="0" style:font-size-asian="14pt" style:font-size-complex="14pt"/>
    </style:style>
    <style:style style:name="T28" style:family="text">
      <style:text-properties fo:font-size="14pt" officeooo:rsid="006ae131" fo:background-color="transparent" loext:char-shading-value="0" style:font-size-asian="14pt" style:font-size-complex="14pt"/>
    </style:style>
    <style:style style:name="T29" style:family="text">
      <style:text-properties officeooo:rsid="00696a6f"/>
    </style:style>
    <style:style style:name="T30" style:family="text">
      <style:text-properties officeooo:rsid="006ba2c3"/>
    </style:style>
    <style:style style:name="T31" style:family="text">
      <style:text-properties officeooo:rsid="005d1564"/>
    </style:style>
    <style:style style:name="T32" style:family="text">
      <style:text-properties fo:font-weight="bold" officeooo:rsid="005d1564" style:font-weight-asian="bold" style:font-weight-complex="bold"/>
    </style:style>
    <style:style style:name="T33" style:family="text">
      <style:text-properties officeooo:rsid="0069f49b"/>
    </style:style>
    <style:style style:name="T34" style:family="text">
      <style:text-properties officeooo:rsid="00676bf6"/>
    </style:style>
    <style:style style:name="T35" style:family="text">
      <style:text-properties officeooo:rsid="00606329" fo:background-color="transparent" loext:char-shading-value="0"/>
    </style:style>
    <style:style style:name="T36" style:family="text">
      <style:text-properties officeooo:rsid="00676bf6" fo:background-color="transparent" loext:char-shading-value="0"/>
    </style:style>
    <style:style style:name="T37" style:family="text">
      <style:text-properties officeooo:rsid="0060e152" fo:background-color="transparent" loext:char-shading-value="0"/>
    </style:style>
    <style:style style:name="T38" style:family="text">
      <style:text-properties officeooo:rsid="006ae131" fo:background-color="transparent" loext:char-shading-value="0"/>
    </style:style>
    <style:style style:name="T39" style:family="text">
      <style:text-properties officeooo:rsid="00686daf" fo:background-color="transparent" loext:char-shading-value="0"/>
    </style:style>
    <style:style style:name="T40" style:family="text">
      <style:text-properties officeooo:rsid="00686daf"/>
    </style:style>
    <style:style style:name="T41" style:family="text">
      <style:text-properties fo:font-style="normal" officeooo:rsid="00623ca2"/>
    </style:style>
    <style:style style:name="T42" style:family="text">
      <style:text-properties fo:font-style="normal" officeooo:rsid="0069611a"/>
    </style:style>
    <style:style style:name="T43" style:family="text">
      <style:text-properties fo:font-style="normal" officeooo:rsid="0060e152" fo:background-color="transparent" loext:char-shading-value="0"/>
    </style:style>
    <style:style style:name="T44" style:family="text">
      <style:text-properties fo:font-size="13pt" style:font-size-asian="13pt" style:font-size-complex="13pt"/>
    </style:style>
    <style:style style:name="T45" style:family="text">
      <style:text-properties fo:font-size="13pt" fo:font-style="normal" officeooo:rsid="00623ca2" style:font-size-asian="13pt" style:font-size-complex="13pt"/>
    </style:style>
    <style:style style:name="T46" style:family="text">
      <style:text-properties fo:font-size="13pt" fo:font-style="normal" officeooo:rsid="0069611a" style:font-size-asian="13pt" style:font-size-complex="13pt"/>
    </style:style>
    <style:style style:name="T47" style:family="text">
      <style:text-properties fo:font-size="13pt" fo:font-style="normal" officeooo:rsid="0060e152" fo:background-color="transparent" loext:char-shading-value="0" style:font-size-asian="13pt" style:font-size-complex="13pt"/>
    </style:style>
    <style:style style:name="T48" style:family="text">
      <style:text-properties fo:font-size="13pt" officeooo:rsid="0060e152" fo:background-color="transparent" loext:char-shading-value="0" style:font-size-asian="13pt" style:font-size-complex="13pt"/>
    </style:style>
    <style:style style:name="T49" style:family="text">
      <style:text-properties fo:font-size="13pt" officeooo:rsid="00686daf" fo:background-color="transparent" loext:char-shading-value="0" style:font-size-asian="13pt" style:font-size-complex="13pt"/>
    </style:style>
    <style:style style:name="T50" style:family="text">
      <style:text-properties fo:font-size="13pt" officeooo:rsid="006ae131" fo:background-color="transparent" loext:char-shading-value="0"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Emphasis"><text:span text:style-name="T21">PRESCRIÇÃO – MAIOR DE 21 – CONCURSO DE CRIMES – CONTINUIDADE DELITIVA</text:span></text:span></text:p>
      <text:p text:style-name="P2"><text:span text:style-name="Emphasis"><text:span text:style-name="T6"/></text:span></text:p>
      <text:p text:style-name="P7"><text:span text:style-name="Emphasis"><text:span text:style-name="T45">Tratam os autos de processo de execução de pena </text:span></text:span><text:span text:style-name="Emphasis"><text:span text:style-name="T46">imposta de 09 (nove) anos e 03 (três) meses</text:span></text:span><text:span text:style-name="Emphasis"><text:span text:style-name="T45"> de reclusão em regime fechado, pelo</text:span></text:span><text:span text:style-name="Emphasis"><text:span text:style-name="T46">s</text:span></text:span><text:span text:style-name="Emphasis"><text:span text:style-name="T45"> crime</text:span></text:span><text:span text:style-name="Emphasis"><text:span text:style-name="T46">s</text:span></text:span><text:span text:style-name="Emphasis"><text:span text:style-name="T45"> do</text:span></text:span><text:span text:style-name="Emphasis"><text:span text:style-name="T46">s</text:span></text:span><text:span text:style-name="Emphasis"><text:span text:style-name="T45"> art</text:span></text:span><text:span text:style-name="Emphasis"><text:span text:style-name="T46">s</text:span></text:span><text:span text:style-name="Emphasis"><text:span text:style-name="T45">. </text:span></text:span><text:span text:style-name="Emphasis"><text:span text:style-name="T46">180, §1º e 311, “caput”</text:span></text:span><text:span text:style-name="Emphasis"><text:span text:style-name="T45">.</text:span></text:span></text:p>
      <text:p text:style-name="P3">A sentença condenatória transitou em julgado para ambas as partes em <text:span text:style-name="T29">11/07/2007</text:span>.</text:p>
      <text:p text:style-name="P4">Anoto que, compulsando os autos nos SEEU, o cadastro da ação penal não fora devidamente alimentado, de modo a considerar o concurso material de crimes; bem como <text:span text:style-name="T30">consta inserida uma pena de 10 (dez) anos e 07 (sete) meses. Contudo, a pena correta é de 09 (nove) anos e 03 (três) meses</text:span></text:p>
      <text:p text:style-name="P3">Relatados.</text:p>
      <text:p text:style-name="P3">Prescrição penal é a perda do poder-dever de punir do Estado pelo não exercício da pretensão punitiva ou da pretensão executória durante certo lapso de tempo, sendo a primeira, que ocorre antes de transitar em julgado a sentença, regulada pelo art. 109 do Código Penal, e a outra, que tem seu prazo em curso após o trânsito em julgado da sentença condenatória, disciplinada no art. 110 do mesmo estatuto.</text:p>
      <text:p text:style-name="P11">Saliente-se que o trânsito em julgado a se considerar deve ser para ambas as partes, consoante entendimento do STF:</text:p>
      <text:p text:style-name="P12"><text:span text:style-name="T17">RECURSO ESPECIAL. PRERROGATIVA DE FORO. PRESCRIÇÃO. INOCORRÊNCIA. TERMO INICIAL. DEMAIS TESES RECURSAIS REJEITADAS. IMEDIATA EXECUÇÃO DA PENA. I. TERMO INICIAL DA PRETENSÃO EXECUTÓRIA. 1. </text:span><text:span text:style-name="Strong_20_Emphasis"><text:span text:style-name="T17">A prescrição da pretensão executória pressupõe a inércia do titular do direito de punir. </text:span></text:span><text:span text:style-name="T17">(...). 2. </text:span><text:span text:style-name="Strong_20_Emphasis"><text:span text:style-name="T17">O entendimento defensivo de que a prescrição da pretensão executória se inicia com o trânsito em julgado para a acusação viola o direito fundamental à inafastabilidade da jurisdição que pressupõe a existência de uma tutela jurisdicional efetiva, ou melhor, uma justiça efetiva. </text:span></text:span><text:span text:style-name="T17">(...) 4. </text:span><text:span text:style-name="T18">Desse modo, </text:span><text:span text:style-name="Strong_20_Emphasis"><text:span text:style-name="T18">se não houve ainda o trânsito em julgado para ambas as partes, não há falar-se em prescrição da pretensão executória</text:span></text:span><text:span text:style-name="Strong_20_Emphasis"><text:span text:style-name="T17">. </text:span></text:span><text:span text:style-name="T17">(...) (RE 696533, Relator (a): Min. LUIZ FUX, Relator (a) p/ Acórdão. Min. ROBERTO BARROSO, Primeira Turma, julgado em 06/02/2018, PROCESSO ELETRÔNICO DJe-041 DIVULG 02-03-2018 PUBLIC 05-03-2018)</text:span></text:p>
      <text:p text:style-name="P6">Observo, contudo, que mesmo na hipótese de <text:span text:style-name="T29">concurso material de crimes</text:span>, a incidência da pretensão estatal para a execução deve ser feita isoladamente para cada crime, <text:span text:style-name="T29">conforme preceitua o art. 119, do CP</text:span>. Nesse sentido é a jurisprudência do Superior Tribunal de Justiça:</text:p>
      <text:p text:style-name="P12"><text:span text:style-name="T17">HABEAS CORPUS. PROCESSO PENAL. FURTO E QUADRILHA. PRESCRIÇÃO DA PRETENSÃO EXECUTÓRIA. INOCORRÊNCIA. ANÁLISE QUE DEVE OCORRER PARA CADA DELITO PRATICADO ISOLADAMENTE.</text:span><text:span text:style-name="Strong_20_Emphasis"><text:span text:style-name="T17">1. </text:span></text:span><text:span text:style-name="Strong_20_Emphasis"><text:span text:style-name="T18">A análise da pretensão da prescrição executória deve ser realizada para cada delito praticado isoladamente, inclusive, no caso de concurso de crimes</text:span></text:span><text:span text:style-name="T18">. </text:span><text:span text:style-name="T17">2. O art. 109, do Código Penal, em seu inciso IV, prescreve o prazo prescricional de 08 (oito) anos tanto para o delito de furto quanto para o de quadrilha, em face da pena concretizada a cada um dos delitos ser superior a 02 (dois) anos e não exceder a 04 (quatro)anos. Ocorre que, na hipótese, aplica-se o art. 110, do Código Penal, pois a sentença condenatória reconheceu a reincidência do Paciente, incidindo, assim, o acréscimo de 1/3 no referido prazo,resultando no prazo prescricional de 10 (dez) anos e 08 (oito) meses.3. Considerando-se como último marco interruptivo da prescrição o dia da interrupção da execução da pena do Paciente, conforme dicção do art. 112, inciso II, do Código Penal, não se caracteriza a extinção da punibilidade pela prescrição da pretensão </text:span><text:soft-page-break/><text:span text:style-name="T17">executória em relação ao crime de quadrilha, uma vez que não transcorreu o lapso temporal superior a 10 (dez) anos e 08 (oito) meses desde o último marco interruptivo.4. Caso se aplique, simultaneamente, o mesmo prazo de prescrição em ambas as penas, como pretende a Defesa, o decurso de tempo necessário à extinção da punibilidade seria desproporcional ao total de pena obtido do concurso de crimes.5. Habeas corpus denegado. (STJ, HC 92069 / RO HABEAS CORPUS 2007/0236368-6. 2010)</text:span></text:p>
      <text:p text:style-name="P10">Ademais, enquanto não decorrido o prazo prescricional da primeira pretensão executória, a segunda pena terá sua execução suspensa durante esse lapso. Nessa linha, o STJ:</text:p>
      <text:p text:style-name="P8"/>
      <text:p text:style-name="P14">CRIMINAL. RHC. PRESCRIÇÃO EXECUTÓRIA. FUGA DO CONDENADO. CÁLCULO. ARTS. 112, II, E 113 DO CP. ACRÉSCIMO DA REINCIDÊNCIA. MAIS DE UMA CONDENAÇÃO. ORDEM DE EXECUÇÃO. PRESCRIÇÃO INOCORRENTE. RECURSO DESPROVIDO. I. Na hipótese de fuga do condenado <text:span text:style-name="T31">ou de revogação da liberdade condicional, a prescrição da pretensão executória é calculada pelo resto da pena a ser cumprida, contando-se do dia em que a execução da sentença é interrompida, nos termos do art. 113 e 112, inc. II, do Código Penal. (…) </text:span><text:span text:style-name="T32">III. Tratando-se de concurso material, as condenações não são somadas, mas, ao contrário, procede-se à execução das penas graves em 1º lugar. IV. Inocorre a prescrição se ainda não consumado o lapso prescricional da pretensão executória do restante da pena reclusiva, assim como da detentiva – que será executada após o cumprimento da mais grave, ficando com a execução suspensa nesse ínterim</text:span><text:span text:style-name="T31">. V. Recurso desprovido. (RHC 9.158/SP, Rel. Ministro GILSON DIPP, QUINTA TURMA, julgado em 16/12/1999, DJ 28/02/2000, p. 94)</text:span></text:p>
      <text:p text:style-name="P13"/>
      <text:p text:style-name="P19">No caso, foi o réu, então primário e maior de 21 anos, condenado a <text:span text:style-name="T33">uma pena de 05 (cinco) anos e 03 (três) meses pelo crime de adulteração de sinal de veículo automotor e outra de 04 (quatro) anos por receptação qualificada.</text:span></text:p>
      <text:p text:style-name="P16"><text:span text:style-name="T15">Relativamente à condenação correspondente ao crime mais grave – cujo cumprimento, portanto, deve dar-se em primeiro lugar, observo ter sido aplicada causa de aumento de pena pelo crime continuado de adulteração de sinal de veículo automotor. Portanto, tal acréscimo não deverá ser considerado para análise da prescrição executória, consoante a súmula 497 do STF: “</text:span><text:span text:style-name="Emphasis"><text:span text:style-name="T44">Quando se tratar de crime continuado, a prescrição regula-se pela pena imposta na sentença, não se computando o acréscimo decorrente da continuação.”</text:span></text:span></text:p>
      <text:p text:style-name="P17">Desse modo, considerando a pena imposta de 04 (quatro) anos, o sentenciado cumpriu 01 (um) ano, 06 (seis) meses e 24 (vinte e quatro) dias da reprimenda, restando-lhe cumprir 02 (dois) anos, 05 (cinco) meses e 06 (seis) dias, incidindo, assim, a pretensão executória de oito anos (Código Penal, arts. 109, IV).</text:p>
      <text:p text:style-name="P18"><text:span text:style-name="T10">Portanto, posto </text:span><text:span text:style-name="T11">a sentença haver transitado em julgado em 11/07/2007, a prescrição começa a correr nesta data</text:span><text:span text:style-name="T10"> (art. 112, I, do CP); e sendo o prazo aplicável de oito anos, depreende-se que este decorreu em </text:span><text:span text:style-name="T12">10/07/2015,</text:span><text:span text:style-name="T10"> impondo-se o reconhecimento da extinção da punibilidade pela prescrição da pretensão punitiva executória.</text:span></text:p>
      <text:p text:style-name="P9"><text:span text:style-name="T34">Por conseguinte, quanto à pena de 04 (quatro) anos pelo crime de receptação, tendo sido o seu</text:span><text:span text:style-name="T35"> cumprimento suspenso enquanto não consumado o lapso prescricional da pretensão executória </text:span><text:span text:style-name="T36">anterior</text:span><text:span text:style-name="T35">, </text:span><text:span text:style-name="T37">que se deu em </text:span><text:span text:style-name="T38">10/07/2015</text:span><text:span text:style-name="T37">, </text:span><text:span text:style-name="T35">entende-se que </text:span><text:span text:style-name="T37">esta data será </text:span><text:span text:style-name="T35">o </text:span><text:soft-page-break/><text:span text:style-name="T35">parâmetro de cálculo. </text:span><text:span text:style-name="T37">Assim, incidirá a pretensão executória de </text:span><text:span text:style-name="T38">oito</text:span><text:span text:style-name="T37"> anos (art. 109, </text:span><text:span text:style-name="T38">I</text:span><text:span text:style-name="T39">V</text:span><text:span text:style-name="T37">, do CP), a qual </text:span><text:span text:style-name="T39">será materializar-se-á apenas em </text:span><text:span text:style-name="T38">09/07/2023</text:span><text:span text:style-name="T37">.</text:span></text:p>
      <text:p text:style-name="P15"><text:span text:style-name="Emphasis"><text:span text:style-name="T47">Isto posto</text:span></text:span><text:span text:style-name="T48">, posto não ultrapassado o prazo prescricional, indefiro a pedido de reconhecimento da prescrição </text:span><text:span text:style-name="T49">quanto à pena </text:span><text:span text:style-name="T50">pelo delito cominado no art. 180, §1º, do Código Penal</text:span><text:span text:style-name="T48">.</text:span></text:p>
      <text:p text:style-name="P5"><text:span text:style-name="T40">Em sequência</text:span>, declaro prescrita a pretens<text:span text:style-name="T40">ão</text:span> executóri<text:span text:style-name="T40">a</text:span> da pena privativa de liberdade executada neste autos <text:span text:style-name="T40">quanto à pena do crime capitulado no art. 311, do Código Penal,</text:span> o que faço com arrimo no art. 107, IV, 1ª parte, c/c arts. 109, IV e 112, I, todos do Código Penal.</text:p>
      <text:p text:style-name="P1"><text:span text:style-name="Emphasis"><text:span text:style-name="T3">P.R.I. À Secretaria, para que expeça, com urgência, mandado de prisão atualizado, com a correta validade para expiração, após o que deve-se aguardar o seu cumprimen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Times New Roman1"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0:21:59.806000000</meta:creation-date>
    <dc:date>2019-11-20T10:24:01.461000000</dc:date>
    <meta:editing-duration>PT2M1S</meta:editing-duration>
    <meta:editing-cycles>1</meta:editing-cycles>
    <meta:document-statistic meta:table-count="0" meta:image-count="0" meta:object-count="0" meta:page-count="3" meta:paragraph-count="20" meta:word-count="1189" meta:character-count="7443" meta:non-whitespace-character-count="6269"/>
    <meta:generator>LibreOffice/6.0.3.2$Windows_X86_64 LibreOffice_project/8f48d515416608e3a835360314dac7e47fd0b821</meta:generator>
  </office:meta>
</office:document-meta>
</file>